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2debe0"/>
    </style:style>
    <style:style style:name="P3" style:family="paragraph" style:parent-style-name="Standard">
      <style:text-properties fo:color="#ff3333"/>
    </style:style>
    <style:style style:name="P4" style:family="paragraph" style:parent-style-name="Standard">
      <style:text-properties fo:color="#ff3333" officeooo:paragraph-rsid="0027c937"/>
    </style:style>
    <style:style style:name="P5" style:family="paragraph" style:parent-style-name="Standard">
      <style:text-properties officeooo:paragraph-rsid="0031922d"/>
    </style:style>
    <style:style style:name="P6" style:family="paragraph" style:parent-style-name="Standard">
      <style:text-properties officeooo:paragraph-rsid="003d5f0b"/>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T1" style:family="text">
      <style:text-properties officeooo:rsid="00209790"/>
    </style:style>
    <style:style style:name="T2" style:family="text">
      <style:text-properties officeooo:rsid="002674c0"/>
    </style:style>
    <style:style style:name="T3" style:family="text">
      <style:text-properties officeooo:rsid="0028e161"/>
    </style:style>
    <style:style style:name="T4" style:family="text">
      <style:text-properties officeooo:rsid="002af467"/>
    </style:style>
    <style:style style:name="T5" style:family="text">
      <style:text-properties officeooo:rsid="00331d49"/>
    </style:style>
    <style:style style:name="T6" style:family="text">
      <style:text-properties officeooo:rsid="003a7d47"/>
    </style:style>
    <style:style style:name="T7" style:family="text">
      <style:text-properties officeooo:rsid="003d4090"/>
    </style:style>
    <style:style style:name="T8" style:family="text">
      <style:text-properties officeooo:rsid="003d5f0b"/>
    </style:style>
    <style:style style:name="T9" style:family="text">
      <style:text-properties officeooo:rsid="003de29c"/>
    </style:style>
    <style:style style:name="T10" style:family="text">
      <style:text-properties officeooo:rsid="0044b6f4"/>
    </style:style>
    <style:style style:name="T11" style:family="text">
      <style:text-properties officeooo:rsid="00463dc9"/>
    </style:style>
    <style:style style:name="T12" style:family="text">
      <style:text-properties officeooo:rsid="004a0a49"/>
    </style:style>
    <style:style style:name="T13" style:family="text">
      <style:text-properties officeooo:rsid="004e2284"/>
    </style:style>
    <style:style style:name="T14" style:family="text">
      <style:text-properties officeooo:rsid="005004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reads (updated 7 May 2019):</text:p>
      <text:p text:style-name="Standard"/>
      <text:p text:style-name="P1">1. <text:s text:c="3"/>Literature Summarizing Tool <text:span text:style-name="T6">for Curators</text:span></text:p>
      <text:p text:style-name="Standard"/>
      <text:p text:style-name="Standard">Option I: <text:s/>Summarising tool embedded in Pathos to provide curators with summaries of literature applicable to candidate variants/contexts</text:p>
      <text:p text:style-name="Standard"/>
      <text:p text:style-name="Standard">Option II: <text:span text:style-name="T1">Embedded in Pathos</text:span></text:p>
      <text:p text:style-name="Standard"/>
      <text:p text:style-name="Standard">Motivation:</text:p>
      <text:p text:style-name="Standard"/>
      <text:p text:style-name="Standard">- <text:s text:c="2"/>The interview <text:s/>with Huiling Xu revealed that when analysing and reporting on Comprehensive Gene Panel results, a large proportion, perhaps 50% of her time is devoted to locating &amp; reading research journal articles which discuss particular variants identified in an assay. Not just article bodies, but also &amp; especially data sections. Therefore a suitable summarising tool shown to be able to reduce reading would certainly be welcomed</text:p>
      <text:p text:style-name="Standard"/>
      <text:p text:style-name="Standard">Ambition Level</text:p>
      <text:p text:style-name="Standard"/>
      <text:p text:style-name="Standard">- <text:s text:c="3"/>Moderate</text:p>
      <text:p text:style-name="Standard"/>
      <text:p text:style-name="Standard">Positives</text:p>
      <text:p text:style-name="Standard"/>
      <text:p text:style-name="Standard">- <text:s text:c="2"/>Proven demand for such a tool exists (but should be verified with other curators)</text:p>
      <text:p text:style-name="Standard">- <text:s text:c="2"/>Likely to be do-able</text:p>
      <text:p text:style-name="Standard">- <text:s text:c="3"/>SMEs exist locally at PMCC (curators)</text:p>
      <text:p text:style-name="Standard">- <text:s text:c="3"/>Document Summarization is a <text:span text:style-name="T13">well </text:span>recognised area within ML, and candidate tools already exist.</text:p>
      <text:p text:style-name="Standard"/>
      <text:p text:style-name="Standard">Negatives &amp; Challenges</text:p>
      <text:p text:style-name="Standard"/>
      <text:p text:style-name="Standard">- <text:s text:c="3"/>'Translation' project which might not be especially innovative</text:p>
      <text:p text:style-name="Standard"/>
      <text:p text:style-name="Standard"/>
      <text:p text:style-name="P8">2. <text:s text:c="3"/><text:span text:style-name="T7">Knowledge Extraction from the Literature</text:span></text:p>
      <text:p text:style-name="Standard"/>
      <text:p text:style-name="P6">Apply ML to the literature (e.g. all of PubMed) to <text:span text:style-name="T8">obtain new knowledge which has not hitherto been noticed.</text:span></text:p>
      <text:p text:style-name="P6"/>
      <text:p text:style-name="Standard">Option I: <text:span text:style-name="T9">Use a technique similar to that mentioned in </text:span><text:a xlink:type="simple" xlink:href="http://backreaction.blogspot.com/2019/08/automated-discovery.html" text:style-name="Internet_20_link" text:visited-style-name="Visited_20_Internet_20_Link"><text:span text:style-name="T9">Automated Discovery</text:span></text:a></text:p>
      <text:p text:style-name="Standard"/>
      <text:p text:style-name="Standard">Option II: </text:p>
      <text:p text:style-name="Standard"/>
      <text:p text:style-name="Standard">Motivations:</text:p>
      <text:p text:style-name="Standard"/>
      <text:p text:style-name="Standard">- <text:s text:c="2"/></text:p>
      <text:p text:style-name="Standard"/>
      <text:p text:style-name="Standard">Ambition Level</text:p>
      <text:p text:style-name="Standard"/>
      <text:p text:style-name="Standard">- <text:s text:c="3"/>Option I: Moderate.</text:p>
      <text:p text:style-name="Standard"/>
      <text:p text:style-name="Standard">- <text:s text:c="3"/>Option II: </text:p>
      <text:p text:style-name="Standard"/>
      <text:p text:style-name="Standard">Positives</text:p>
      <text:p text:style-name="Standard"/>
      <text:p text:style-name="Standard">- <text:s text:c="3"/><text:span text:style-name="T10">Of great interest to </text:span></text:p>
      <text:p text:style-name="Standard"/>
      <text:p text:style-name="Standard">- <text:s text:c="2"/>Some version of such a project is likely to be do-able</text:p>
      <text:p text:style-name="Standard"/>
      <text:p text:style-name="Standard">- <text:s text:c="3"/>SMEs exist locally at PMCC</text:p>
      <text:p text:style-name="Standard"/>
      <text:p text:style-name="Standard">- <text:s text:c="3"/>Technically tractable. Today's hardware is up to the task.</text:p>
      <text:p text:style-name="Standard"/>
      <text:p text:style-name="Standard">Negatives</text:p>
      <text:p text:style-name="Standard"/>
      <text:p text:style-name="Standard">- <text:s text:c="2"/><text:span text:style-name="T11">Might not get a positive outcome</text:span></text:p>
      <text:p text:style-name="Standard"/>
      <text:p text:style-name="Standard">Challenges</text:p>
      <text:p text:style-name="Standard"/>
      <text:p text:style-name="Standard">- <text:s text:c="3"/></text:p>
      <text:p text:style-name="Standard"/>
      <text:p text:style-name="Standard"/>
      <text:p text:style-name="P8">3 <text:s text:c="3"/>"Start From Raw' Thread</text:p>
      <text:p text:style-name="Standard"/>
      <text:p text:style-name="Standard">Use raw sequencing data as input to ML rather than derivative products of sequencing data (which is by far the most common approach at the moment: mining the literature as an extreme case in point).</text:p>
      <text:p text:style-name="Standard"/>
      <text:p text:style-name="Standard">Option I: Hence develop an NN capable of making predictions as to "of interest", "not of interest" using curator decisions as the truth-set</text:p>
      <text:p text:style-name="Standard"/>
      <text:p text:style-name="Standard">Option I: Hence develop an NN capable of making predictions as to "diagnosis" using manually mined PMCC clinical records corresponding to PMCC molecular genetics tests <text:s/>as the truth-set</text:p>
      <text:p text:style-name="Standard"/>
      <text:p text:style-name="P3">Option III: <text:span text:style-name="T12">Use captioning on PMCC data to attempt to directly produce a text based result</text:span></text:p>
      <text:p text:style-name="P3"/>
      <text:p text:style-name="Standard">Sub-Option: establish production system which uses 'Online Learning' approach so that each new example will update weights and enhance the network (ongoing)</text:p>
      <text:p text:style-name="Standard"/>
      <text:p text:style-name="Standard"><text:s text:c="4"/>Motivations:</text:p>
      <text:p text:style-name="Standard"/>
      <text:p text:style-name="Standard"><text:s text:c="4"/>- <text:s text:c="3"/>using information derived from sequencing data discards information which is potentially useful. <text:s/>E.g. the paper 'Deep convolutional neural networks for accurate</text:p>
      <text:p text:style-name="Standard"><text:s text:c="4"/>somatic mutation detection' (a rare example of the use of near raw sequencing data) nonetheless performs an alignment step and uses base counts rather than raw bases as input.</text:p>
      <text:p text:style-name="Standard"/>
      <text:p text:style-name="Standard"><text:s text:c="4"/>- <text:s text:c="3"/>refining sequencing data frequently involves manual steps which are costly and time-consuming</text:p>
      <text:p text:style-name="Standard"/>
      <text:p text:style-name="Standard"><text:s text:c="4"/>Ambition Level:</text:p>
      <text:p text:style-name="Standard"/>
      <text:p text:style-name="Standard"><text:s text:c="4"/>- <text:s text:c="3"/>High to Very High</text:p>
      <text:p text:style-name="Standard"/>
      <text:p text:style-name="Standard"><text:s text:c="4"/>Positives:</text:p>
      <text:p text:style-name="Standard"/>
      <text:p text:style-name="Standard"><text:s text:c="4"/>- <text:s text:c="3"/>Potentially very high value result</text:p>
      <text:p text:style-name="Standard"/>
      <text:p text:style-name="Standard"><text:s text:c="4"/>- <text:s text:c="3"/>Not much work in this area evident in the literature (subject to confirmation)</text:p>
      <text:p text:style-name="Standard"/>
      <text:p text:style-name="Standard"><text:s text:c="4"/>- <text:s text:c="3"/>Well aligned with the most likely future. Machines are or soon will be much better at these tasks, which all boil down to recognition of complex and subtly patterns, than humans</text:p>
      <text:p text:style-name="Standard"/>
      <text:p text:style-name="Standard"><text:s text:c="4"/>- <text:s text:c="3"/>SMEs exist locally at PMCC</text:p>
      <text:p text:style-name="Standard"/>
      <text:p text:style-name="Standard"><text:s text:c="4"/>Sub-Option: establish production system which uses 'Online Learning' approach so that each new example will update weights and enhance the network (ongoing)</text:p>
      <text:p text:style-name="Standard"/>
      <text:p text:style-name="Standard"><text:s text:c="4"/>- <text:s text:c="3"/>Local clinical data provides a 'competitive advantage' over groups which do not have access to such data</text:p>
      <text:p text:style-name="Standard"/>
      <text:p text:style-name="Standard"><text:s text:c="4"/>Negatives</text:p>
      <text:p text:style-name="Standard"/>
      <text:p text:style-name="Standard"><text:s text:c="4"/>- <text:s text:c="3"/>It might not work</text:p>
      <text:p text:style-name="Standard"/>
      <text:p text:style-name="Standard"><text:s text:c="4"/>- <text:s text:c="3"/>It might be impossible or impractical or too costly to obtain training data</text:p>
      <text:p text:style-name="Standard"/>
      <text:p text:style-name="Standard"><text:s text:c="4"/>- <text:s text:c="3"/>training data for truth-sets is currently baked into paper based clinical records, and therefore inaccessible</text:p>
      <text:p text:style-name="Standard"/>
      <text:p text:style-name="Standard"><text:s text:c="4"/>- <text:s text:c="3"/>It might require a level of processing power which is either beyond today's hardware capabilities, or else even if technically possibly but too costly to undertake</text:p>
      <text:p text:style-name="Standard"/>
      <text:p text:style-name="Standard"><text:s text:c="4"/>- <text:s text:c="3"/>If PMCC clinical data were used (and it would inevitably need to be), journal publication would not be possible.</text:p>
      <text:p text:style-name="Standard"/>
      <text:p text:style-name="Standard"><text:s text:c="4"/>Challenges</text:p>
      <text:p text:style-name="Standard"/>
      <text:p text:style-name="Standard"><text:soft-page-break/><text:s text:c="4"/>- <text:s text:c="3"/>Curators make use of much 'side knowledge' which is (obviously) not contained within genomes. This additional information would need to somehow be introduced as an input (but it could perhaps be derived from the literature or from an existing ML based synthesis of the literature (there is a lot of work in this area))</text:p>
      <text:p text:style-name="Standard"/>
      <text:p text:style-name="Standard"><text:s text:c="4"/>- <text:s text:c="3"/>Obtaining training data would require manual processing of paper based clinical records. This is perfectly possible, but constitutes an additional costly and relatively complex sub-activity.</text:p>
      <text:p text:style-name="Standard"/>
      <text:p text:style-name="Standard"><text:s text:c="4"/>Prerequisite Activities</text:p>
      <text:p text:style-name="Standard"/>
      <text:p text:style-name="Standard"><text:s text:c="4"/>- <text:s text:c="3"/>Obtaining training data would require the manual mining of existing (essentially paper based and unstructured) PMCC clinical records to obtain a truth-set, for example: diagnoses, therapies, drugs used, events, outcomes, current status. This would be a significant, costly and time consuming task which would therefore require business justification. {OTOH, once completed, the truth-set obtained could potentially be of great use to may other potential research projects}. Further, the skill set required for this task is high, and it is likely to require clinical skills. Rough approach: start with a clean subset: e.g. colo-rectal cancer having first undertaken a pilot activity to estimate the cost per patient of obtaining this information. Once done, the truth set would need to be kept up to date to reflect new patient evens, so it cannot be a one-time exercise. In an ideal world it would be systematized and broadly adopted, and perhaps a pilot for 'completing the pipeline', but this may be unrealistic.</text:p>
      <text:p text:style-name="Standard"/>
      <text:p text:style-name="Standard"/>
      <text:p text:style-name="Standard"/>
      <text:p text:style-name="P7">4. <text:s text:c="3"/>Histopathology Thread</text:p>
      <text:p text:style-name="Standard"/>
      <text:p text:style-name="P2">Use ML to automate some aspect of the analysis of digitised histopathology specimens</text:p>
      <text:p text:style-name="P2"/>
      <text:p text:style-name="Standard">Option I: Use ML <text:span text:style-name="T2">Classification technique like CNN (image to class)</text:span></text:p>
      <text:p text:style-name="Standard"/>
      <text:p text:style-name="P4">Option I<text:span text:style-name="T4">I</text:span>: Use ML <text:span text:style-name="T3">Captioning technique like RNN or Transformer model (image to text) &lt;&lt; probs innovative</text:span></text:p>
      <text:p text:style-name="P3"/>
      <text:p text:style-name="Standard">Sub-Option: establish production system which uses 'Online Learning' approach so that each new example enhances the network (indefinitely)</text:p>
      <text:p text:style-name="Standard"/>
      <text:p text:style-name="Standard"><text:s text:c="4"/>Motivations:</text:p>
      <text:p text:style-name="Standard"/>
      <text:p text:style-name="Standard"><text:s text:c="4"/>- <text:s text:c="2"/>Addresses a practical problem: Histopathology analysis is costly, time-consuming and has been shown to suffer from subjectivity.</text:p>
      <text:p text:style-name="Standard"/>
      <text:p text:style-name="Standard"><text:s text:c="4"/>Ambition Level</text:p>
      <text:p text:style-name="Standard"/>
      <text:p text:style-name="Standard"><text:s text:c="4"/>- <text:s text:c="3"/>Moderate</text:p>
      <text:p text:style-name="Standard"/>
      <text:p text:style-name="Standard"><text:s text:c="4"/>Positives</text:p>
      <text:p text:style-name="Standard"/>
      <text:p text:style-name="Standard"><text:s text:c="4"/>- <text:s text:c="2"/>Some version <text:s/>of it is likely to be do-able</text:p>
      <text:p text:style-name="Standard"/>
      <text:p text:style-name="P5">- <text:s text:c="3"/>Apparently not much has been done in this area, so it is possibly an example of 'low hanging fruit' <text:s/>&lt;&lt; update: paper found on precisely this topic</text:p>
      <text:p text:style-name="Standard"/>
      <text:p text:style-name="P5">- <text:s text:c="3"/><text:span text:style-name="T5">Option II (captioning) is likely to be quite innovative</text:span></text:p>
      <text:p text:style-name="P5"/>
      <text:p text:style-name="Standard"><text:s text:c="4"/>- <text:s text:c="3"/>A highly practical outcome</text:p>
      <text:p text:style-name="Standard"/>
      <text:p text:style-name="Standard"><text:s text:c="4"/>- <text:s text:c="3"/>SMEs exist locally at PMCC</text:p>
      <text:p text:style-name="Standard"/>
      <text:p text:style-name="Standard"><text:s text:c="4"/>- <text:s text:c="3"/>Technically tractable. Today's hardware is up to the task </text:p>
      <text:p text:style-name="Standard"/>
      <text:p text:style-name="Standard"><text:s text:c="4"/>Negatives</text:p>
      <text:p text:style-name="Standard"><text:s text:c="4"/>- <text:s text:c="3"/>If it is low hanging fruit, multiple other groups will surely to tackle it before long</text:p>
      <text:p text:style-name="Standard"/>
      <text:p text:style-name="Standard"><text:s text:c="4"/>Challenges</text:p>
      <text:p text:style-name="Standard"/>
      <text:p text:style-name="Standard"><text:s text:c="4"/>- <text:s text:c="3"/>No obvious challenges</text:p>
      <text:p text:style-name="Standard"/>
      <text:p text:style-name="Standard"/>
      <text:p text:style-name="Standard"/>
      <text:p text:style-name="P8">5. <text:s text:c="3"/>Use input from orthogonal data sources for training</text:p>
      <text:p text:style-name="Standard"/>
      <text:p text:style-name="Standard">Option I: <text:s/>The following data sources: Variants and clinical reviews of Histopathology assays. Train on 25 then 50 patients.</text:p>
      <text:p text:style-name="Standard"/>
      <text:p text:style-name="Standard">Option II: The following data sources: Variants and original Histopathology images</text:p>
      <text:p text:style-name="Standard"/>
      <text:p text:style-name="Standard">Option III: The following data sources: Variants and Histopathology (reviews or images) and one other source such as text reviews of medical imaging or blood test results</text:p>
      <text:p text:style-name="Standard"/>
      <text:p text:style-name="Standard"/>
      <text:p text:style-name="Standard"><text:s/>Motivations:</text:p>
      <text:p text:style-name="Standard"/>
      <text:p text:style-name="Standard"><text:s text:c="4"/>- <text:s text:c="2"/>Use as much available data as possible. For example, sequence data + test results + histopathology images + MRI scans...</text:p>
      <text:p text:style-name="Standard"/>
      <text:p text:style-name="Standard"><text:s text:c="4"/>- <text:s text:c="2"/>Would be able to use much smaller amounts of training data</text:p>
      <text:p text:style-name="Standard"/>
      <text:p text:style-name="Standard"><text:s text:c="4"/>Ambition Level</text:p>
      <text:p text:style-name="Standard"/>
      <text:p text:style-name="Standard"><text:s text:c="4"/>- <text:s text:c="3"/>High <text:span text:style-name="T14">to Unrealistic</text:span></text:p>
      <text:p text:style-name="Standard"/>
      <text:p text:style-name="Standard"><text:s text:c="4"/>Positives</text:p>
      <text:p text:style-name="Standard"/>
      <text:p text:style-name="Standard"><text:s text:c="4"/>- <text:s text:c="2"/>Some version <text:s/>of it is likely to be do-able</text:p>
      <text:p text:style-name="Standard"/>
      <text:p text:style-name="Standard"><text:s text:c="4"/>- <text:s text:c="3"/>Probably novel. Have not seen anyone do this in this area.</text:p>
      <text:p text:style-name="Standard"/>
      <text:p text:style-name="Standard"><text:s text:c="4"/>- <text:s text:c="3"/>SMEs exist locally at PMCC</text:p>
      <text:p text:style-name="Standard"/>
      <text:p text:style-name="Standard"><text:s text:c="4"/>- <text:s text:c="3"/>Technically tractable. Today's hardware is up to the task</text:p>
      <text:p text:style-name="Standard"/>
      <text:p text:style-name="Standard"><text:s text:c="4"/>Negatives &amp; Challenges</text:p>
      <text:p text:style-name="Standard"/>
      <text:p text:style-name="Standard"><text:s text:c="4"/>- <text:s text:c="3"/>Would be very challenging to obtain and match-up all the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3:00:39.464853307</meta:creation-date>
    <dc:date>2019-10-02T13:33:11.037793862</dc:date>
    <meta:editing-duration>PT21M47S</meta:editing-duration>
    <meta:editing-cycles>46</meta:editing-cycles>
    <meta:generator>LibreOffice/6.2.2.2$Linux_X86_64 LibreOffice_project/20$Build-2</meta:generator>
    <meta:document-statistic meta:table-count="0" meta:image-count="0" meta:object-count="0" meta:page-count="6" meta:paragraph-count="99" meta:word-count="1221" meta:character-count="7878" meta:non-whitespace-character-count="6395"/>
  </office:meta>
</office:document-meta>
</file>